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8b4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text:span text:style-name="T77">за</text:span>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2938500883753963629"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5"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5"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е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4-03T18:42:03.540230122</dc:date>
    <meta:editing-duration>P168DT7H57M29S</meta:editing-duration>
    <meta:editing-cycles>10722</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4" meta:character-count="705036" meta:non-whitespace-character-count="599057"/>
  </office:meta>
</office:document-meta>
</file>